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cffbc" draw:textarea-horizontal-align="justify" draw:textarea-vertical-align="top" draw:auto-grow-height="false" fo:min-height="9.65cm" fo:min-width="7.3cm"/>
    </style:style>
    <style:style style:name="gr2" style:family="graphic" style:parent-style-name="standard">
      <style:graphic-properties svg:stroke-color="#000000" draw:fill-color="#d3ffd3" draw:textarea-horizontal-align="justify" draw:textarea-vertical-align="middle" draw:auto-grow-height="false" fo:min-height="1.45cm" fo:min-width="6.3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 fo:min-height="2.001cm" fo:min-width="4.8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bcffbc" draw:textarea-horizontal-align="justify" draw:textarea-vertical-align="top" draw:auto-grow-height="false" fo:min-height="9.65cm" fo:min-width="11.9cm"/>
    </style:style>
    <style:style style:name="gr6" style:family="graphic" style:parent-style-name="standard">
      <style:graphic-properties svg:stroke-color="#000000" draw:fill-color="#d3ffd3" draw:textarea-horizontal-align="justify" draw:textarea-vertical-align="top" draw:auto-grow-height="false" fo:min-height="3.65cm" fo:min-width="11.3cm"/>
    </style:style>
    <style:style style:name="gr7" style:family="graphic" style:parent-style-name="standard">
      <style:graphic-properties svg:stroke-color="#000000" draw:fill-color="#d3ffd3" draw:textarea-horizontal-align="justify" draw:textarea-vertical-align="top" draw:auto-grow-height="false" fo:min-height="3.562cm" fo:min-width="11.34cm"/>
    </style:style>
    <style:style style:name="gr8" style:family="graphic" style:parent-style-name="standard">
      <style:graphic-properties svg:stroke-color="#000000" draw:fill-color="#ebffeb" draw:textarea-horizontal-align="justify" draw:textarea-vertical-align="middle" draw:auto-grow-height="false" fo:min-height="1.4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-color="#bcffbc"/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3" style:family="paragraph">
      <loext:graphic-properties draw:fill-color="#d3ffd3"/>
      <style:paragraph-properties fo:text-align="center"/>
      <style:text-properties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P4" style:family="paragraph">
      <loext:graphic-properties draw:fill-color="#ffff99"/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3ffd3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ebffeb"/>
      <style:paragraph-properties fo:text-align="center"/>
      <style:text-properties fo:font-size="19pt" fo:font-style="italic" style:font-size-asian="19pt" style:font-style-asian="italic" style:font-size-complex="19pt" style:font-style-complex="italic"/>
    </style:style>
    <style:style style:name="T1" style:family="text">
      <style:text-properties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9pt" fo:font-style="italic" style:font-size-asian="19pt" style:font-style-asian="italic" style:font-size-complex="1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7.8cm" svg:height="9.9cm" svg:x="8.9cm" svg:y="3.3cm">
          <text:p text:style-name="P1"><text:span text:style-name="T1">Data gene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8cm" svg:height="1.7cm" svg:x="9.4cm" svg:y="4.4cm">
          <text:p text:style-name="P1"><text:span text:style-name="T2">Primitive type gen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8cm" svg:height="1.7cm" svg:x="9.4cm" svg:y="7.4cm">
          <text:p text:style-name="P1"><text:span text:style-name="T2">Tuple gen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7cm" svg:x="9.4cm" svg:y="10.5cm">
          <text:p text:style-name="P1"><text:span text:style-name="T2">Association gen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3cm" svg:height="2.8cm" svg:x="1.9cm" svg:y="10.5cm">
          <text:p text:style-name="P1"><text:span text:style-name="T1">Configuration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xml:id="id3" draw:id="id3" draw:layer="layout" svg:width="5.3cm" svg:height="2.8cm" svg:x="1.9cm" svg:y="3.3cm">
          <text:p text:style-name="P1"><text:span text:style-name="T1">NoSQLSchema</text:span></text:p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curve" svg:x1="12.8cm" svg:y1="7.4cm" svg:x2="12.8cm" svg:y2="6.1cm" draw:start-shape="id1" draw:start-glue-point="0" draw:end-shape="id2" draw:end-glue-point="2" svg:d="M12800 7400v-1300" svg:viewBox="0 0 1 1301">
          <text:p/>
        </draw:connector>
        <draw:connector draw:style-name="gr4" draw:text-style-name="P5" draw:layer="layout" draw:type="curve" svg:x1="7.2cm" svg:y1="4.7cm" svg:x2="8.9cm" svg:y2="8.25cm" draw:start-shape="id3" draw:start-glue-point="7" draw:end-shape="id4" draw:end-glue-point="3" svg:d="M7200 4700c1276 0 427 3550 1700 3550" svg:viewBox="0 0 1701 3551">
          <text:p/>
        </draw:connector>
        <draw:connector draw:style-name="gr4" draw:text-style-name="P5" draw:layer="layout" svg:x1="16.7cm" svg:y1="8.25cm" svg:x2="19.5cm" svg:y2="8.25cm" draw:start-shape="id4" draw:start-glue-point="1" draw:end-shape="id5" draw:end-glue-point="3" svg:d="M16700 8250h2800" svg:viewBox="0 0 2801 1">
          <text:p/>
        </draw:connector>
        <draw:connector draw:style-name="gr4" draw:text-style-name="P5" draw:layer="layout" draw:type="curve" svg:x1="7.2cm" svg:y1="11.9cm" svg:x2="8.9cm" svg:y2="8.25cm" draw:start-shape="id6" draw:start-glue-point="7" draw:end-shape="id4" draw:end-glue-point="3" svg:d="M7200 11900c1276 0 427-3650 1700-3650" svg:viewBox="0 0 1701 3651">
          <text:p/>
        </draw:connector>
        <draw:g>
          <draw:g>
            <draw:custom-shape draw:style-name="gr5" draw:text-style-name="P2" xml:id="id5" draw:id="id5" draw:layer="layout" svg:width="12.4cm" svg:height="9.9cm" svg:x="19.5cm" svg:y="3.3cm">
              <text:p text:style-name="P1"><text:span text:style-name="T1">Output connec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1.8cm" svg:height="3.9cm" svg:x="19.8cm" svg:y="4.3cm">
              <text:p text:style-name="P1"><text:span text:style-name="T3">Bulk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11.84cm" svg:height="3.812cm" svg:x="19.76cm" svg:y="8.9cm">
              <text:p text:style-name="P1"><text:span text:style-name="T3">Streaming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4.9cm" svg:height="1.7cm" svg:x="20.4cm" svg:y="5.6cm">
            <text:p text:style-name="P1"><text:span text:style-name="T4">Databas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9cm" svg:height="1.7cm" svg:x="26.1cm" svg:y="5.6cm">
            <text:p text:style-name="P1"><text:span text:style-name="T4">Plain text fil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9cm" svg:height="1.7cm" svg:x="20.4cm" svg:y="10.1cm">
            <text:p text:style-name="P1"><text:span text:style-name="T4">Spark strea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9cm" svg:height="1.7cm" svg:x="26.1cm" svg:y="10.1cm">
            <text:p text:style-name="P1"><text:span text:style-name="T4">Databas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13pt" fo:font-style="italic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09:20:55.917507157</meta:creation-date>
    <dc:date>2018-04-27T10:08:18.456820826</dc:date>
    <meta:editing-duration>PT2H57M37S</meta:editing-duration>
    <meta:editing-cycles>25</meta:editing-cycles>
    <meta:generator>LibreOffice/5.1.6.2$Linux_X86_64 LibreOffice_project/10m0$Build-2</meta:generator>
    <meta:document-statistic meta:object-count="19"/>
  </office:meta>
</office:document-meta>
</file>